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Parser.checkFormat( String jcr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Parser.parse( String jcrPath , NameResolver resolver , Path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rser.parse( Path parent , String jcrPath , NameResolver resolver , PathFactory factory )</text:p>
          </table:table-cell>
          <table:table-cell office:value-type="float" office:value="60">
            <text:p text:style-name="Table_20_Contents">60</text:p>
          </table:table-cell>
          <table:table-cell office:value-type="float" office:value="62">
            <text:p text:style-name="Table_20_Contents">62</text:p>
          </table:table-cell>
          <table:table-cell office:value-type="float" office:value="152">
            <text:p text:style-name="Table_20_Contents">1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